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5.106cm"/>
    </style:style>
    <style:style style:name="Таблица7.B" style:family="table-column">
      <style:table-column-properties style:column-width="11.906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699cm"/>
    </style:style>
    <style:style style:name="Таблица1.B" style:family="table-column">
      <style:table-column-properties style:column-width="14.314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5" style:family="table-cell">
      <style:table-cell-properties fo:padding="0.011cm" fo:border-left="1pt solid #000000" fo:border-right="none" fo:border-top="none" fo:border-bottom="1pt solid #000000"/>
    </style:style>
    <style:style style:name="Таблица1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6" style:family="table-cell">
      <style:table-cell-properties fo:padding="0.011cm" fo:border-left="1pt solid #000000" fo:border-right="none" fo:border-top="none" fo:border-bottom="1pt solid #000000"/>
    </style:style>
    <style:style style:name="Таблица10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7" style:family="table-cell">
      <style:table-cell-properties fo:padding="0.011cm" fo:border-left="1pt solid #000000" fo:border-right="none" fo:border-top="none" fo:border-bottom="1pt solid #000000"/>
    </style:style>
    <style:style style:name="Таблица10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8" style:family="table-cell">
      <style:table-cell-properties fo:padding="0.011cm" fo:border-left="1pt solid #000000" fo:border-right="none" fo:border-top="none" fo:border-bottom="1pt solid #000000"/>
    </style:style>
    <style:style style:name="Таблица10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9" style:family="table-cell">
      <style:table-cell-properties fo:padding="0.011cm" fo:border-left="1pt solid #000000" fo:border-right="none" fo:border-top="none" fo:border-bottom="1pt solid #000000"/>
    </style:style>
    <style:style style:name="Таблица10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0" style:family="table-cell">
      <style:table-cell-properties fo:padding="0.011cm" fo:border-left="1pt solid #000000" fo:border-right="none" fo:border-top="none" fo:border-bottom="1pt solid #000000"/>
    </style:style>
    <style:style style:name="Таблица10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1" style:family="table-cell">
      <style:table-cell-properties fo:padding="0.011cm" fo:border-left="1pt solid #000000" fo:border-right="none" fo:border-top="none" fo:border-bottom="1pt solid #000000"/>
    </style:style>
    <style:style style:name="Таблица10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2" style:family="table-cell">
      <style:table-cell-properties fo:padding="0.011cm" fo:border-left="1pt solid #000000" fo:border-right="none" fo:border-top="none" fo:border-bottom="1pt solid #000000"/>
    </style:style>
    <style:style style:name="Таблица10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3" style:family="table-cell">
      <style:table-cell-properties fo:padding="0.011cm" fo:border-left="1pt solid #000000" fo:border-right="none" fo:border-top="none" fo:border-bottom="1pt solid #000000"/>
    </style:style>
    <style:style style:name="Таблица10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4" style:family="table-cell">
      <style:table-cell-properties fo:padding="0.011cm" fo:border-left="1pt solid #000000" fo:border-right="none" fo:border-top="none" fo:border-bottom="1pt solid #000000"/>
    </style:style>
    <style:style style:name="Таблица10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5" style:family="table-cell">
      <style:table-cell-properties fo:padding="0.011cm" fo:border-left="1pt solid #000000" fo:border-right="none" fo:border-top="none" fo:border-bottom="1pt solid #000000"/>
    </style:style>
    <style:style style:name="Таблица10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6" style:family="table-cell">
      <style:table-cell-properties fo:padding="0.011cm" fo:border-left="1pt solid #000000" fo:border-right="none" fo:border-top="none" fo:border-bottom="1pt solid #000000"/>
    </style:style>
    <style:style style:name="Таблица10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7" style:family="table-cell">
      <style:table-cell-properties fo:padding="0.011cm" fo:border-left="1pt solid #000000" fo:border-right="none" fo:border-top="none" fo:border-bottom="1pt solid #000000"/>
    </style:style>
    <style:style style:name="Таблица10.B17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a6c0f2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b347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d69c97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0d69c97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a32e2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a3f6d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b1a20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0a6c0f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a6c0f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b347e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b7b37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0a6c0f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0a6c0f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0b0606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d5cca6" officeooo:paragraph-rsid="00d5cca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19" style:family="paragraph" style:parent-style-name="Standard">
      <style:text-properties fo:language="en" fo:country="US" officeooo:rsid="031c34e1" officeooo:paragraph-rsid="00a32e23"/>
    </style:style>
    <style:style style:name="P20" style:family="paragraph" style:parent-style-name="Standard">
      <style:text-properties fo:language="en" fo:country="US" officeooo:rsid="031b1e5c" officeooo:paragraph-rsid="00a32e23"/>
    </style:style>
    <style:style style:name="P21" style:family="paragraph" style:parent-style-name="Standard">
      <style:text-properties fo:language="en" fo:country="US" officeooo:rsid="031723f3" officeooo:paragraph-rsid="00a32e23"/>
    </style:style>
    <style:style style:name="P22" style:family="paragraph" style:parent-style-name="Standard">
      <style:text-properties fo:language="en" fo:country="US" officeooo:rsid="0384e004" officeooo:paragraph-rsid="00a32e23"/>
    </style:style>
    <style:style style:name="P23" style:family="paragraph" style:parent-style-name="Table_20_Contents">
      <style:text-properties fo:language="en" fo:country="US" officeooo:rsid="03221e34" officeooo:paragraph-rsid="00a32e23"/>
    </style:style>
    <style:style style:name="P24" style:family="paragraph" style:parent-style-name="Table_20_Contents">
      <style:text-properties fo:language="en" fo:country="US" officeooo:rsid="0328b9f2" officeooo:paragraph-rsid="00a32e23"/>
    </style:style>
    <style:style style:name="P25" style:family="paragraph" style:parent-style-name="Table_20_Contents">
      <style:text-properties fo:language="en" fo:country="US" officeooo:rsid="03291325" officeooo:paragraph-rsid="00a32e23"/>
    </style:style>
    <style:style style:name="P26" style:family="paragraph" style:parent-style-name="Table_20_Contents">
      <style:text-properties fo:language="en" fo:country="US" officeooo:rsid="032e3bf4" officeooo:paragraph-rsid="00a32e23"/>
    </style:style>
    <style:style style:name="P27" style:family="paragraph" style:parent-style-name="Table_20_Contents">
      <style:text-properties fo:language="en" fo:country="US" officeooo:rsid="032ec2be" officeooo:paragraph-rsid="00a32e23"/>
    </style:style>
    <style:style style:name="P28" style:family="paragraph" style:parent-style-name="Table_20_Contents">
      <style:text-properties fo:language="en" fo:country="US" officeooo:rsid="034341d1" officeooo:paragraph-rsid="00a32e23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48b8a" officeooo:paragraph-rsid="00c157b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c76b14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c78e74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c90552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c9ac5d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caac37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cb0078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cd4eb2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cd9c5b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b09cc" officeooo:paragraph-rsid="00ce1b6b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c39f6" officeooo:paragraph-rsid="00c4b3d9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bf37c9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c110eb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c157ba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c4b3d9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c4bd0b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261894" officeooo:paragraph-rsid="00c672ff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US" fo:font-weight="normal" officeooo:rsid="0031573c" officeooo:paragraph-rsid="00c110eb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officeooo:rsid="0314fa7e" officeooo:paragraph-rsid="00a32e23"/>
    </style:style>
    <style:style style:name="P48" style:family="paragraph" style:parent-style-name="Standard">
      <style:text-properties officeooo:rsid="0384e004" officeooo:paragraph-rsid="00a32e23"/>
    </style:style>
    <style:style style:name="P49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GB" officeooo:paragraph-rsid="009878c1" style:font-size-asian="12pt" style:font-size-complex="12pt"/>
    </style:style>
    <style:style style:name="P50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officeooo:rsid="0061f44e" officeooo:paragraph-rsid="001f5ed4" style:font-size-asian="12pt" style:font-size-complex="12pt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GB" fo:font-style="normal" officeooo:rsid="006329b4" officeooo:paragraph-rsid="009a781a" style:font-size-asian="12pt" style:font-style-asian="normal" style:font-size-complex="12pt" style:font-style-complex="normal"/>
    </style:style>
    <style:style style:name="P52" style:family="paragraph" style:parent-style-name="Title" style:master-page-name="">
      <style:paragraph-properties fo:margin-left="0.101cm" fo:margin-right="0cm" fo:margin-top="0cm" fo:margin-bottom="0cm" style:contextual-spacing="false" fo:text-indent="0cm" style:auto-text-indent="false" style:page-number="auto"/>
      <style:text-properties fo:font-size="18pt" fo:language="en" fo:country="GB" officeooo:paragraph-rsid="009878c1" style:font-size-asian="18pt" style:font-size-complex="18pt"/>
    </style:style>
    <style:style style:name="P53" style:family="paragraph" style:parent-style-name="Table_20_Contents">
      <style:text-properties fo:color="#000000" loext:opacity="100%" fo:language="en" fo:country="GB" officeooo:rsid="03221e34" officeooo:paragraph-rsid="00a32e23"/>
    </style:style>
    <style:style style:name="P54" style:family="paragraph" style:parent-style-name="Table_20_Contents">
      <style:text-properties fo:color="#000000" loext:opacity="100%" fo:language="en" fo:country="GB" officeooo:rsid="032c9cec" officeooo:paragraph-rsid="00a32e23"/>
    </style:style>
    <style:style style:name="P55" style:family="paragraph" style:parent-style-name="Table_20_Contents">
      <style:text-properties fo:color="#000000" loext:opacity="100%" fo:language="en" fo:country="GB" officeooo:rsid="032e3bf4" officeooo:paragraph-rsid="00a32e23"/>
    </style:style>
    <style:style style:name="P56" style:family="paragraph" style:parent-style-name="Table_20_Contents">
      <style:text-properties fo:color="#000000" loext:opacity="100%" fo:language="en" fo:country="GB" officeooo:rsid="032ec2be" officeooo:paragraph-rsid="00a32e23"/>
    </style:style>
    <style:style style:name="P57" style:family="paragraph" style:parent-style-name="Table_20_Contents">
      <style:text-properties fo:color="#000000" loext:opacity="100%" fo:language="en" fo:country="GB" officeooo:rsid="034341d1" officeooo:paragraph-rsid="00a32e23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GB" fo:font-style="normal" officeooo:rsid="006329b4" officeooo:paragraph-rsid="001f5ed4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GB" fo:font-weight="bold" officeooo:rsid="00e8f985" officeooo:paragraph-rsid="009efb8f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57ed8d" officeooo:paragraph-rsid="00a32e23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5e119c" officeooo:paragraph-rsid="00a32e23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5b2ae2" officeooo:paragraph-rsid="00a32e23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5865df" officeooo:paragraph-rsid="00a32e23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GB" fo:font-weight="bold" officeooo:rsid="025fd54e" officeooo:paragraph-rsid="00a32e23" style:font-size-asian="12pt" style:font-weight-asian="bold" style:font-size-complex="12pt" style:font-weight-complex="bold"/>
    </style:style>
    <style:style style:name="P65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GB" fo:font-weight="bold" officeooo:rsid="025fd54e" officeooo:paragraph-rsid="00a32e23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62d58e" officeooo:paragraph-rsid="00a32e23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6fd53c" officeooo:paragraph-rsid="00a32e23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18ace" officeooo:paragraph-rsid="00a6c0f2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18ace" officeooo:paragraph-rsid="00a6c0f2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0a6c0f2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0d69c97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0b347ed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0bf37c9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0c110eb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0c157ba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0c4b3d9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0c672ff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0a6c0f2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0d69c97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0b347ed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0bf37c9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0c110eb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0c157ba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0c4b3d9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0c672ff" style:font-size-asian="12pt" style:font-weight-asian="bold" style:font-size-complex="12pt" style:font-weight-complex="bold"/>
    </style:style>
    <style:style style:name="P86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/>
      <style:text-properties fo:font-size="12pt" fo:language="en" fo:country="GB" officeooo:rsid="008b014f" officeooo:paragraph-rsid="009efb8f" style:font-size-asian="12pt" style:font-size-complex="12pt"/>
    </style:style>
    <style:style style:name="P87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/>
      <style:text-properties fo:font-size="12pt" fo:language="en" fo:country="GB" officeooo:rsid="00377161" officeooo:paragraph-rsid="009efb8f" style:font-size-asian="12pt" style:font-size-complex="12pt"/>
    </style:style>
    <style:style style:name="P88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377161" officeooo:paragraph-rsid="009efb8f" fo:background-color="#e6e6ff" style:font-size-asian="12pt" style:font-size-complex="12pt"/>
    </style:style>
    <style:style style:name="P89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21c0b80" officeooo:paragraph-rsid="009efb8f" fo:background-color="#ffffcc" style:font-size-asian="12pt" style:font-size-complex="12pt"/>
    </style:style>
    <style:style style:name="P9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57ed8d" officeooo:paragraph-rsid="00a32e23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5e119c" officeooo:paragraph-rsid="00a32e23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5b2ae2" officeooo:paragraph-rsid="00a32e23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5865df" officeooo:paragraph-rsid="00a32e23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d5cca6" officeooo:paragraph-rsid="00d5cca6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b1a207" officeooo:paragraph-rsid="00b1a207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a3f6d8" officeooo:paragraph-rsid="00a3f6d8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65540d" officeooo:paragraph-rsid="00a32e23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4131c" officeooo:paragraph-rsid="00a6c0f2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a6d76c" officeooo:paragraph-rsid="00a6d76c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ab29e6" officeooo:paragraph-rsid="00ab29e6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accca4" officeooo:paragraph-rsid="00accca4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ae0d21" officeooo:paragraph-rsid="00ae0d21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b06064" officeooo:paragraph-rsid="00b06064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b09f4a" officeooo:paragraph-rsid="00b09f4a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c3a63" officeooo:paragraph-rsid="00d69c97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0d69c97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b347ed" officeooo:paragraph-rsid="00b347ed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b60491" officeooo:paragraph-rsid="00b60491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b60491" officeooo:paragraph-rsid="00b7b371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bf37c9" officeooo:paragraph-rsid="00bf37c9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bf37c9" officeooo:paragraph-rsid="00c110eb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bf37c9" officeooo:paragraph-rsid="00c157ba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bf37c9" officeooo:paragraph-rsid="00c4b3d9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bf37c9" officeooo:paragraph-rsid="00c672ff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c4bd0b" officeooo:paragraph-rsid="00c4bd0b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caac37" officeooo:paragraph-rsid="00caac37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cb0078" officeooo:paragraph-rsid="00cb0078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c78e74" officeooo:paragraph-rsid="00c78e74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c90552" officeooo:paragraph-rsid="00c90552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ce1b6b" officeooo:paragraph-rsid="00ce1b6b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cd4eb2" officeooo:paragraph-rsid="00cd4eb2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cd9c5b" officeooo:paragraph-rsid="00cd9c5b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style="italic" fo:font-weight="normal" officeooo:rsid="0257ed8d" officeooo:paragraph-rsid="00a32e23" style:font-size-asian="12pt" style:font-style-asian="italic" style:font-weight-asian="normal" style:font-size-complex="12pt" style:font-style-complex="italic" style:font-weight-complex="normal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20dc94" officeooo:paragraph-rsid="00a6c0f2" fo:background-color="#ffff66" style:font-size-asian="12pt" style:font-size-complex="12pt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20dc94" officeooo:paragraph-rsid="00b347ed" fo:background-color="#ffff66" style:font-size-asian="12pt" style:font-size-complex="12pt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20dc94" officeooo:paragraph-rsid="00bf37c9" fo:background-color="#ffff66" style:font-size-asian="12pt" style:font-size-complex="12pt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20dc94" officeooo:paragraph-rsid="00c110eb" fo:background-color="#ffff66" style:font-size-asian="12pt" style:font-size-complex="12pt"/>
    </style:style>
    <style:style style:name="P128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/>
      <style:text-properties fo:color="#ffd320" loext:opacity="100%" fo:font-size="12pt" fo:language="en" fo:country="GB" fo:font-weight="bold" officeooo:rsid="00377161" officeooo:paragraph-rsid="009efb8f" style:font-size-asian="12pt" style:font-weight-asian="bold" style:font-size-complex="12pt" style:font-weight-complex="bold"/>
    </style:style>
    <style:style style:name="P129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/>
      <style:text-properties fo:color="#6600ff" loext:opacity="100%" fo:font-size="12pt" fo:language="en" fo:country="GB" fo:font-weight="bold" officeooo:rsid="003c8774" officeooo:paragraph-rsid="009efb8f" style:font-size-asian="12pt" style:font-weight-asian="bold" style:font-size-complex="12pt" style:font-weight-complex="bold"/>
    </style:style>
    <style:style style:name="P130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/>
      <style:text-properties fo:color="#00cc00" loext:opacity="100%" fo:font-size="12pt" fo:language="en" fo:country="GB" officeooo:rsid="003d3901" officeooo:paragraph-rsid="009efb8f" style:font-size-asian="12pt" style:font-size-complex="12pt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bold" officeooo:rsid="00206862" officeooo:paragraph-rsid="006dcca8" style:font-weight-asian="bold" style:font-weight-complex="bold"/>
    </style:style>
    <style:style style:name="P132" style:family="paragraph" style:parent-style-name="Standard">
      <style:text-properties fo:language="en" fo:country="GB" fo:font-weight="bold" officeooo:paragraph-rsid="00a32e23" style:font-weight-asian="bold" style:font-weight-complex="bold"/>
    </style:style>
    <style:style style:name="P13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bold" officeooo:paragraph-rsid="00a32e23" style:font-weight-asian="bold" style:font-weight-complex="bold"/>
    </style:style>
    <style:style style:name="P13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bold" officeooo:rsid="031e1591" officeooo:paragraph-rsid="00a32e23" style:font-weight-asian="bold" style:font-weight-complex="bold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206862" officeooo:paragraph-rsid="009e0936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9c6b8c" officeooo:paragraph-rsid="009c6b8c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normal" officeooo:rsid="0020dc94" officeooo:paragraph-rsid="00206862" style:font-weight-asian="normal" style:font-weight-complex="normal"/>
    </style:style>
    <style:style style:name="P13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normal" officeooo:rsid="031e1591" officeooo:paragraph-rsid="00a32e23" style:font-weight-asian="normal" style:font-weight-complex="normal"/>
    </style:style>
    <style:style style:name="P13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257ed8d" officeooo:paragraph-rsid="00a32e23"/>
    </style:style>
    <style:style style:name="P140" style:family="paragraph" style:parent-style-name="Standard">
      <style:text-properties fo:language="en" fo:country="GB" officeooo:paragraph-rsid="00a32e23"/>
    </style:style>
    <style:style style:name="P14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GB" fo:font-weight="normal" officeooo:rsid="026fd53c" officeooo:paragraph-rsid="00a32e23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ff8d0" officeooo:paragraph-rsid="00c157ba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398024" officeooo:paragraph-rsid="00398024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14c4d9b" officeooo:paragraph-rsid="00398024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loext:opacity="0%" fo:font-size="12pt" fo:language="en" fo:country="GB" fo:font-weight="normal" officeooo:rsid="0020dc94" officeooo:paragraph-rsid="00c672ff" fo:background-color="#ffff66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329b4"/>
    </style:style>
    <style:style style:name="T6" style:family="text">
      <style:text-properties fo:language="en" fo:country="US" officeooo:rsid="00c26137"/>
    </style:style>
    <style:style style:name="T7" style:family="text">
      <style:text-properties fo:language="en" fo:country="US" officeooo:rsid="001f5ed4"/>
    </style:style>
    <style:style style:name="T8" style:family="text">
      <style:text-properties fo:language="en" fo:country="US" officeooo:rsid="0020dc94"/>
    </style:style>
    <style:style style:name="T9" style:family="text">
      <style:text-properties fo:language="en" fo:country="US" officeooo:rsid="009556d0"/>
    </style:style>
    <style:style style:name="T10" style:family="text">
      <style:text-properties fo:language="en" fo:country="US" fo:font-style="italic" officeooo:rsid="00c13b24" style:font-style-asian="italic" style:font-style-complex="italic"/>
    </style:style>
    <style:style style:name="T11" style:family="text">
      <style:text-properties fo:language="en" fo:country="US" fo:font-style="italic" officeooo:rsid="0387b74b" style:font-style-asian="italic" style:font-style-complex="italic"/>
    </style:style>
    <style:style style:name="T12" style:family="text">
      <style:text-properties fo:language="en" fo:country="US" fo:font-style="italic" officeooo:rsid="009878c1" style:font-style-asian="italic" style:font-style-complex="italic"/>
    </style:style>
    <style:style style:name="T13" style:family="text">
      <style:text-properties fo:language="en" fo:country="US" officeooo:rsid="025557e8"/>
    </style:style>
    <style:style style:name="T14" style:family="text">
      <style:text-properties fo:language="en" fo:country="US" officeooo:rsid="009878c1"/>
    </style:style>
    <style:style style:name="T15" style:family="text">
      <style:text-properties fo:language="en" fo:country="US" officeooo:rsid="009e0936"/>
    </style:style>
    <style:style style:name="T16" style:family="text">
      <style:text-properties fo:language="en" fo:country="US" officeooo:rsid="03133d6c"/>
    </style:style>
    <style:style style:name="T17" style:family="text">
      <style:text-properties fo:language="en" fo:country="US" officeooo:rsid="03143396"/>
    </style:style>
    <style:style style:name="T18" style:family="text">
      <style:text-properties fo:language="en" fo:country="US" officeooo:rsid="03b5b178"/>
    </style:style>
    <style:style style:name="T19" style:family="text">
      <style:text-properties fo:language="en" fo:country="US" officeooo:rsid="00aa2f36"/>
    </style:style>
    <style:style style:name="T20" style:family="text">
      <style:text-properties fo:language="en" fo:country="US" officeooo:rsid="00cc49cb"/>
    </style:style>
    <style:style style:name="T21" style:family="text">
      <style:text-properties fo:language="en" fo:country="US" officeooo:rsid="00ccdb5d"/>
    </style:style>
    <style:style style:name="T22" style:family="text">
      <style:text-properties fo:language="ru" fo:country="RU"/>
    </style:style>
    <style:style style:name="T23" style:family="text">
      <style:text-properties officeooo:rsid="004b6d66"/>
    </style:style>
    <style:style style:name="T24" style:family="text">
      <style:text-properties style:use-window-font-color="true" loext:opacity="0%" fo:language="en" fo:country="US" officeooo:rsid="00261894"/>
    </style:style>
    <style:style style:name="T25" style:family="text">
      <style:text-properties style:use-window-font-color="true" loext:opacity="0%" officeooo:rsid="00261894"/>
    </style:style>
    <style:style style:name="T26" style:family="text">
      <style:text-properties style:use-window-font-color="true" loext:opacity="0%" fo:language="en" fo:country="GB" officeooo:rsid="00261894"/>
    </style:style>
    <style:style style:name="T27" style:family="text">
      <style:text-properties officeooo:rsid="008edfca"/>
    </style:style>
    <style:style style:name="T28" style:family="text">
      <style:text-properties officeooo:rsid="008f79a0"/>
    </style:style>
    <style:style style:name="T29" style:family="text">
      <style:text-properties officeooo:rsid="00903d07"/>
    </style:style>
    <style:style style:name="T30" style:family="text">
      <style:text-properties officeooo:rsid="0090703e"/>
    </style:style>
    <style:style style:name="T31" style:family="text">
      <style:text-properties officeooo:rsid="0090e5c5"/>
    </style:style>
    <style:style style:name="T32" style:family="text">
      <style:text-properties officeooo:rsid="0092cbe3"/>
    </style:style>
    <style:style style:name="T33" style:family="text">
      <style:text-properties officeooo:rsid="009556d0"/>
    </style:style>
    <style:style style:name="T34" style:family="text">
      <style:text-properties officeooo:rsid="025557e8"/>
    </style:style>
    <style:style style:name="T35" style:family="text">
      <style:text-properties officeooo:rsid="009e0936"/>
    </style:style>
    <style:style style:name="T36" style:family="text">
      <style:text-properties fo:color="#000000" loext:opacity="100%"/>
    </style:style>
    <style:style style:name="T37" style:family="text">
      <style:text-properties officeooo:rsid="00a23b5c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260a9fd" style:font-weight-asian="normal" style:font-weight-complex="normal"/>
    </style:style>
    <style:style style:name="T40" style:family="text">
      <style:text-properties fo:font-weight="normal" officeooo:rsid="02610941" style:font-weight-asian="normal" style:font-weight-complex="normal"/>
    </style:style>
    <style:style style:name="T41" style:family="text">
      <style:text-properties fo:font-weight="normal" officeooo:rsid="02636432" style:font-weight-asian="normal" style:font-weight-complex="normal"/>
    </style:style>
    <style:style style:name="T42" style:family="text">
      <style:text-properties fo:font-weight="normal" officeooo:rsid="0265540d" style:font-weight-asian="normal" style:font-weight-complex="normal"/>
    </style:style>
    <style:style style:name="T43" style:family="text">
      <style:text-properties fo:font-weight="normal" officeooo:rsid="02a11817" style:font-weight-asian="normal" style:font-weight-complex="normal"/>
    </style:style>
    <style:style style:name="T44" style:family="text">
      <style:text-properties fo:font-weight="normal" officeooo:rsid="00a6c0f2" style:font-weight-asian="normal" style:font-weight-complex="normal"/>
    </style:style>
    <style:style style:name="T45" style:family="text">
      <style:text-properties fo:font-weight="normal" officeooo:rsid="00b347ed" style:font-weight-asian="normal" style:font-weight-complex="normal"/>
    </style:style>
    <style:style style:name="T46" style:family="text">
      <style:text-properties fo:font-weight="normal" officeooo:rsid="00b4902d" style:font-weight-asian="normal" style:font-weight-complex="normal"/>
    </style:style>
    <style:style style:name="T47" style:family="text">
      <style:text-properties fo:font-weight="normal" officeooo:rsid="03bc3a63" style:font-weight-asian="normal" style:font-weight-complex="normal"/>
    </style:style>
    <style:style style:name="T48" style:family="text">
      <style:text-properties fo:font-weight="normal" officeooo:rsid="00d88089" style:font-weight-asian="normal" style:font-weight-complex="normal"/>
    </style:style>
    <style:style style:name="T49" style:family="text">
      <style:text-properties fo:color="#cccccc" loext:opacity="100%"/>
    </style:style>
    <style:style style:name="T50" style:family="text">
      <style:text-properties officeooo:rsid="0265540d"/>
    </style:style>
    <style:style style:name="T51" style:family="text">
      <style:text-properties officeooo:rsid="03879fae"/>
    </style:style>
    <style:style style:name="T52" style:family="text">
      <style:text-properties officeooo:rsid="03b5b178"/>
    </style:style>
    <style:style style:name="T53" style:family="text">
      <style:text-properties officeooo:rsid="032b51b7"/>
    </style:style>
    <style:style style:name="T54" style:family="text">
      <style:text-properties officeooo:rsid="00a3f6d8"/>
    </style:style>
    <style:style style:name="T55" style:family="text">
      <style:text-properties officeooo:rsid="00a57b2c"/>
    </style:style>
    <style:style style:name="T56" style:family="text">
      <style:text-properties officeooo:rsid="00a6d76c"/>
    </style:style>
    <style:style style:name="T57" style:family="text">
      <style:text-properties officeooo:rsid="00ab29e6"/>
    </style:style>
    <style:style style:name="T58" style:family="text">
      <style:text-properties officeooo:rsid="00aca784"/>
    </style:style>
    <style:style style:name="T59" style:family="text">
      <style:text-properties officeooo:rsid="00ae0d21"/>
    </style:style>
    <style:style style:name="T60" style:family="text">
      <style:text-properties officeooo:rsid="00b06064"/>
    </style:style>
    <style:style style:name="T61" style:family="text">
      <style:text-properties officeooo:rsid="00b09f4a"/>
    </style:style>
    <style:style style:name="T62" style:family="text">
      <style:text-properties officeooo:rsid="00b1a207"/>
    </style:style>
    <style:style style:name="T63" style:family="text">
      <style:text-properties officeooo:rsid="00b347ed"/>
    </style:style>
    <style:style style:name="T64" style:family="text">
      <style:text-properties officeooo:rsid="00b60491"/>
    </style:style>
    <style:style style:name="T65" style:family="text">
      <style:text-properties officeooo:rsid="00b7b371"/>
    </style:style>
    <style:style style:name="T66" style:family="text">
      <style:text-properties officeooo:rsid="00b97a8b"/>
    </style:style>
    <style:style style:name="T67" style:family="text">
      <style:text-properties officeooo:rsid="00bedda8"/>
    </style:style>
    <style:style style:name="T68" style:family="text">
      <style:text-properties officeooo:rsid="00bf37c9"/>
    </style:style>
    <style:style style:name="T69" style:family="text">
      <style:text-properties officeooo:rsid="00c110eb"/>
    </style:style>
    <style:style style:name="T70" style:family="text">
      <style:text-properties officeooo:rsid="00c34e7e"/>
    </style:style>
    <style:style style:name="T71" style:family="text">
      <style:text-properties officeooo:rsid="00c4b3d9"/>
    </style:style>
    <style:style style:name="T72" style:family="text">
      <style:text-properties officeooo:rsid="00c4bd0b"/>
    </style:style>
    <style:style style:name="T73" style:family="text">
      <style:text-properties officeooo:rsid="00c672ff"/>
    </style:style>
    <style:style style:name="T74" style:family="text">
      <style:text-properties officeooo:rsid="00cc49cb"/>
    </style:style>
    <style:style style:name="T75" style:family="text">
      <style:text-properties officeooo:rsid="00ccdb5d"/>
    </style:style>
    <style:style style:name="T76" style:family="text">
      <style:text-properties officeooo:rsid="00cd9c5b"/>
    </style:style>
    <style:style style:name="T77" style:family="text">
      <style:text-properties officeooo:rsid="03bd6187"/>
    </style:style>
    <style:style style:name="T78" style:family="text">
      <style:text-properties officeooo:rsid="008f5356"/>
    </style:style>
    <style:style style:name="T79" style:family="text">
      <style:text-properties officeooo:rsid="0061ca3f"/>
    </style:style>
    <style:style style:name="T80" style:family="text">
      <style:text-properties officeooo:rsid="00603df5"/>
    </style:style>
    <style:style style:name="T81" style:family="text">
      <style:text-properties officeooo:rsid="009878c1"/>
    </style:style>
    <style:style style:name="T82" style:family="text">
      <style:text-properties officeooo:rsid="00018ec4"/>
    </style:style>
    <style:style style:name="T83" style:family="text">
      <style:text-properties fo:font-style="italic" officeooo:rsid="0387b74b" style:font-style-asian="italic" style:font-style-complex="italic"/>
    </style:style>
    <style:style style:name="T84" style:family="text">
      <style:text-properties fo:font-style="italic" officeooo:rsid="009878c1" style:font-style-asian="italic" style:font-style-complex="italic"/>
    </style:style>
    <style:style style:name="T85" style:family="text">
      <style:text-properties fo:font-style="italic" officeooo:rsid="00c13b24" style:font-style-asian="italic" style:font-style-complex="italic"/>
    </style:style>
    <style:style style:name="T86" style:family="text">
      <style:text-properties officeooo:rsid="001f5ed4"/>
    </style:style>
    <style:style style:name="T87" style:family="text">
      <style:text-properties officeooo:rsid="006329b4"/>
    </style:style>
    <style:style style:name="T88" style:family="text">
      <style:text-properties officeooo:rsid="00c26137"/>
    </style:style>
    <style:style style:name="T89" style:family="text">
      <style:text-properties officeooo:rsid="0020dc94"/>
    </style:style>
    <style:style style:name="T90" style:family="text">
      <style:text-properties officeooo:rsid="03133d6c"/>
    </style:style>
    <style:style style:name="T91" style:family="text">
      <style:text-properties officeooo:rsid="03143396"/>
    </style:style>
    <style:style style:name="T92" style:family="text">
      <style:text-properties officeooo:rsid="00aa2f36"/>
    </style:style>
    <style:style style:name="T93" style:family="text">
      <style:text-properties fo:language="en" fo:country="GB"/>
    </style:style>
    <style:style style:name="T94" style:family="text">
      <style:text-properties fo:language="en" fo:country="GB" officeooo:rsid="00b1a207"/>
    </style:style>
    <style:style style:name="T95" style:family="text">
      <style:text-properties fo:language="en" fo:country="GB" officeooo:rsid="00a3f6d8"/>
    </style:style>
    <style:style style:name="T96" style:family="text">
      <style:text-properties fo:language="en" fo:country="GB" officeooo:rsid="00a57b2c"/>
    </style:style>
    <style:style style:name="T97" style:family="text">
      <style:text-properties fo:language="en" fo:country="GB" fo:font-weight="normal" style:font-weight-asian="normal" style:font-weight-complex="normal"/>
    </style:style>
    <style:style style:name="T98" style:family="text">
      <style:text-properties fo:language="en" fo:country="GB" fo:font-weight="normal" officeooo:rsid="00a6c0f2" style:font-weight-asian="normal" style:font-weight-complex="normal"/>
    </style:style>
    <style:style style:name="T99" style:family="text">
      <style:text-properties fo:language="en" fo:country="GB" fo:font-weight="normal" officeooo:rsid="03bc3a63" style:font-weight-asian="normal" style:font-weight-complex="normal"/>
    </style:style>
    <style:style style:name="T100" style:family="text">
      <style:text-properties fo:language="en" fo:country="GB" fo:font-weight="normal" officeooo:rsid="00d88089" style:font-weight-asian="normal" style:font-weight-complex="normal"/>
    </style:style>
    <style:style style:name="T101" style:family="text">
      <style:text-properties fo:language="en" fo:country="GB" fo:font-weight="normal" officeooo:rsid="00b347ed" style:font-weight-asian="normal" style:font-weight-complex="normal"/>
    </style:style>
    <style:style style:name="T102" style:family="text">
      <style:text-properties fo:language="en" fo:country="GB" fo:font-weight="normal" officeooo:rsid="00b4902d" style:font-weight-asian="normal" style:font-weight-complex="normal"/>
    </style:style>
    <style:style style:name="T103" style:family="text">
      <style:text-properties fo:language="en" fo:country="GB" officeooo:rsid="03879fae"/>
    </style:style>
    <style:style style:name="T104" style:family="text">
      <style:text-properties fo:language="en" fo:country="GB" officeooo:rsid="00bedda8"/>
    </style:style>
    <style:style style:name="T105" style:family="text">
      <style:text-properties fo:language="en" fo:country="GB" officeooo:rsid="03b5b178"/>
    </style:style>
    <style:style style:name="T106" style:family="text">
      <style:text-properties fo:language="en" fo:country="GB" officeooo:rsid="00a6d76c"/>
    </style:style>
    <style:style style:name="T107" style:family="text">
      <style:text-properties fo:language="en" fo:country="GB" officeooo:rsid="00aa2f36"/>
    </style:style>
    <style:style style:name="T108" style:family="text">
      <style:text-properties fo:language="en" fo:country="GB" officeooo:rsid="00ab29e6"/>
    </style:style>
    <style:style style:name="T109" style:family="text">
      <style:text-properties fo:language="en" fo:country="GB" officeooo:rsid="00aca784"/>
    </style:style>
    <style:style style:name="T110" style:family="text">
      <style:text-properties fo:language="en" fo:country="GB" officeooo:rsid="00ae0d21"/>
    </style:style>
    <style:style style:name="T111" style:family="text">
      <style:text-properties fo:language="en" fo:country="GB" officeooo:rsid="00b06064"/>
    </style:style>
    <style:style style:name="T112" style:family="text">
      <style:text-properties fo:language="en" fo:country="GB" officeooo:rsid="00b09f4a"/>
    </style:style>
    <style:style style:name="T113" style:family="text">
      <style:text-properties fo:language="en" fo:country="GB" officeooo:rsid="00b60491"/>
    </style:style>
    <style:style style:name="T114" style:family="text">
      <style:text-properties fo:language="en" fo:country="GB" officeooo:rsid="00b97a8b"/>
    </style:style>
    <style:style style:name="T115" style:family="text">
      <style:text-properties fo:language="en" fo:country="GB" officeooo:rsid="008edfca"/>
    </style:style>
    <style:style style:name="T116" style:family="text">
      <style:text-properties fo:language="en" fo:country="GB" officeooo:rsid="008f5356"/>
    </style:style>
    <style:style style:name="T117" style:family="text">
      <style:text-properties fo:language="en" fo:country="GB" officeooo:rsid="008f79a0"/>
    </style:style>
    <style:style style:name="T118" style:family="text">
      <style:text-properties fo:language="en" fo:country="GB" officeooo:rsid="00903d07"/>
    </style:style>
    <style:style style:name="T119" style:family="text">
      <style:text-properties fo:language="en" fo:country="GB" officeooo:rsid="0090703e"/>
    </style:style>
    <style:style style:name="T120" style:family="text">
      <style:text-properties fo:language="en" fo:country="GB" officeooo:rsid="00c4bd0b"/>
    </style:style>
    <style:style style:name="T121" style:family="text">
      <style:text-properties fo:language="en" fo:country="GB" officeooo:rsid="00cc49cb"/>
    </style:style>
    <style:style style:name="T122" style:family="text">
      <style:text-properties fo:language="en" fo:country="GB" officeooo:rsid="00ccdb5d"/>
    </style:style>
    <style:style style:name="T123" style:family="text">
      <style:text-properties fo:language="en" fo:country="GB" officeooo:rsid="004b6d66"/>
    </style:style>
    <style:style style:name="T124" style:family="text">
      <style:text-properties fo:language="en" fo:country="GB" officeooo:rsid="0090e5c5"/>
    </style:style>
    <style:style style:name="T125" style:family="text">
      <style:text-properties fo:language="en" fo:country="GB" officeooo:rsid="0092cbe3"/>
    </style:style>
    <style:style style:name="T126" style:family="text">
      <style:text-properties fo:language="en" fo:country="GB" officeooo:rsid="00cd9c5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79">The </text:span><text:span text:style-name="T34">PGE</text:span><text:span text:style-name="T80"> *.</text:span><text:span text:style-name="T81">WLD</text:span><text:span text:style-name="T34">X</text:span> <text:span text:style-name="T82">file description</text:span></text:p>
      <text:p text:style-name="P49"><text:span text:style-name="T83">Created by Wohlstand (</text:span><text:span text:style-name="T84">September</text:span><text:span text:style-name="T83">, </text:span><text:span text:style-name="T84">26</text:span><text:span text:style-name="T83">, 2014)</text:span><text:span text:style-name="T85"><text:line-break/></text:span></text:p>
      <text:p text:style-name="P50"><text:tab/>This is a <text:span text:style-name="T86">world map</text:span> <text:span text:style-name="T86">and episode settings </text:span>cod<text:span text:style-name="T33">ing</text:span> file. <text:span text:style-name="T33">The file is saved in a </text:span><text:span text:style-name="T87">text </text:span><text:span text:style-name="T88">format</text:span><text:span text:style-name="T87">.</text:span></text:p>
      <text:p text:style-name="P51">All parameters <text:span text:style-name="T34">have each markers and separated by sections which contains only items of defined type</text:span>.</text:p>
      <text:p text:style-name="P58"/>
      <text:p text:style-name="P1"><text:span text:style-name="Descr_5f_ttl2"><text:span text:style-name="T93">Introduction</text:span></text:span></text:p>
      <text:p text:style-name="P131"><text:span text:style-name="T33">Standard</text:span> parameters:</text:p>
      <text:p text:style-name="P135">Size of one tile:<text:tab/><text:span text:style-name="T89">32</text:span><text:span text:style-name="T35">×</text:span><text:span text:style-name="T89">32 pixel</text:span></text:p>
      <text:p text:style-name="P136">Standard view port size<text:tab/><text:span text:style-name="T35">668×404 pixels</text:span></text:p>
      <text:p text:style-name="P137"/>
      <text:p text:style-name="P18"><text:span text:style-name="Descr_5f_ttl2"><text:span text:style-name="T93"/></text:span></text:p>
      <text:p text:style-name="P18"><text:span text:style-name="Descr_5f_ttl2"><text:span text:style-name="T93">File Format Specification</text:span></text:span></text:p>
      <text:p text:style-name="P2"><text:span text:style-name="Descr_5f_ttl2"><text:span text:style-name="T93"/></text:span></text:p>
      <text:p text:style-name="P59">The reference designations:</text:p>
      <text:list xml:id="list1014089329" text:style-name="L1">
        <text:list-item>
          <text:p text:style-name="P86"><text:span text:style-name="T37">standard</text:span> parameter</text:p>
        </text:list-item>
        <text:list-item>
          <text:p text:style-name="P128">Comment title</text:p>
        </text:list-item>
        <text:list-item>
          <text:p text:style-name="P87">Comment description</text:p>
        </text:list-item>
        <text:list-item>
          <text:p text:style-name="P129">loop</text:p>
        </text:list-item>
        <text:list-item>
          <text:p text:style-name="P130">variable</text:p>
        </text:list-item>
        <text:list-item>
          <text:p text:style-name="P88">Special option, using only under special conditions, differently is absent</text:p>
        </text:list-item>
        <text:list-item>
          <text:p text:style-name="P89">Data type</text:p>
        </text:list-item>
      </text:list>
      <text:p text:style-name="P139"/>
      <text:p text:style-name="P139"/>
      <text:p text:style-name="P60">Sections</text:p>
      <text:p text:style-name="P90">Each data type separated by markers:</text:p>
      <text:p text:style-name="P60"><text:span text:style-name="T38">started from line </text:span>DATA1<text:span text:style-name="T38"> and closed with line </text:span>DATA1_END</text:p>
      <text:p text:style-name="P60"/>
      <text:p text:style-name="P61">for example:</text:p>
      <text:p text:style-name="P91">SECTION<text:line-break/><text:span text:style-name="T49">SC:1;L:-32445;R:-32436;T:-43623;B:-32677;MZ:43;MF:"test.ogg";BG:34; </text:span><text:span text:style-name="T36">← some data</text:span><text:line-break/>SECTION_END</text:p>
      <text:p text:style-name="P60"/>
      <text:p text:style-name="P123">List of available sections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2">Marker</text:p>
          </table:table-cell>
          <table:table-cell table:style-name="Таблица7.B1" office:value-type="string">
            <text:p text:style-name="P92">Description</text:p>
          </table:table-cell>
        </table:table-row>
        <table:table-row>
          <table:table-cell table:style-name="Таблица7.A2" office:value-type="string">
            <text:p text:style-name="P93">HEAD</text:p>
          </table:table-cell>
          <table:table-cell table:style-name="Таблица7.B2" office:value-type="string">
            <text:p text:style-name="P7"><text:span text:style-name="Descr"><text:span text:style-name="T93">File header</text:span></text:span></text:p>
          </table:table-cell>
        </table:table-row>
        <table:table-row>
          <table:table-cell table:style-name="Таблица7.A2" office:value-type="string">
            <text:p text:style-name="P94">META_BOOKMARKS</text:p>
          </table:table-cell>
          <table:table-cell table:style-name="Таблица7.B2" office:value-type="string">
            <text:p text:style-name="P17"><text:span text:style-name="Descr"><text:span text:style-name="T93">Position bookmarks</text:span></text:span></text:p>
          </table:table-cell>
        </table:table-row>
        <table:table-row>
          <table:table-cell table:style-name="Таблица7.A2" office:value-type="string">
            <text:p text:style-name="P95">VARIABLES</text:p>
          </table:table-cell>
          <table:table-cell table:style-name="Таблица7.B2" office:value-type="string">
            <text:p text:style-name="P9"><text:span text:style-name="Descr"><text:span text:style-name="T94">Global variables and flags list</text:span></text:span></text:p>
          </table:table-cell>
        </table:table-row>
        <table:table-row>
          <table:table-cell table:style-name="Таблица7.A5" office:value-type="string">
            <text:p text:style-name="P96">TILES</text:p>
          </table:table-cell>
          <table:table-cell table:style-name="Таблица7.B5" office:value-type="string">
            <text:p text:style-name="P8"><text:span text:style-name="Descr"><text:span text:style-name="T95">Tiles</text:span></text:span><text:span text:style-name="Descr"><text:span text:style-name="T93"> present on the map</text:span></text:span></text:p>
          </table:table-cell>
        </table:table-row>
        <table:table-row>
          <table:table-cell table:style-name="Таблица7.A5" office:value-type="string">
            <text:p text:style-name="P96">SCENERY</text:p>
          </table:table-cell>
          <table:table-cell table:style-name="Таблица7.B5" office:value-type="string">
            <text:p text:style-name="P8"><text:span text:style-name="Descr"><text:span text:style-name="T96">Scenery</text:span></text:span><text:span text:style-name="Descr"><text:span text:style-name="T93"> present on the map</text:span></text:span></text:p>
          </table:table-cell>
        </table:table-row>
        <table:table-row>
          <table:table-cell table:style-name="Таблица7.A7" office:value-type="string">
            <text:p text:style-name="P96">PATHS</text:p>
          </table:table-cell>
          <table:table-cell table:style-name="Таблица7.B7" office:value-type="string">
            <text:p text:style-name="P8"><text:span text:style-name="Descr"><text:span text:style-name="T95">Paths </text:span></text:span><text:span text:style-name="Descr"><text:span text:style-name="T93">present on the map</text:span></text:span></text:p>
          </table:table-cell>
        </table:table-row>
        <table:table-row>
          <table:table-cell table:style-name="Таблица7.A8" office:value-type="string">
            <text:p text:style-name="P96">LEVELS</text:p>
          </table:table-cell>
          <table:table-cell table:style-name="Таблица7.B8" office:value-type="string">
            <text:p text:style-name="P8"><text:span text:style-name="Descr"><text:span text:style-name="T93">Level entrances present on the map</text:span></text:span></text:p>
          </table:table-cell>
        </table:table-row>
        <table:table-row>
          <table:table-cell table:style-name="Таблица7.A9" office:value-type="string">
            <text:p text:style-name="P96">MUSICBOXES</text:p>
          </table:table-cell>
          <table:table-cell table:style-name="Таблица7.B9" office:value-type="string">
            <text:p text:style-name="P8"><text:span text:style-name="Descr"><text:span text:style-name="T95">Music boxes </text:span></text:span><text:span text:style-name="Descr"><text:span text:style-name="T93">present on the map</text:span></text:span></text:p>
          </table:table-cell>
        </table:table-row>
      </table:table>
      <text:p text:style-name="P63"/>
      <text:p text:style-name="P64"/>
      <text:p text:style-name="P65">Data<text:span text:style-name="T38"><text:line-break/><text:tab/>Each data entry have each line. Parameters separated with a semicolon “;”. All parameters must have a markers. Marker and value separated by </text:span><text:span text:style-name="T39">colon </text:span><text:span text:style-name="T38">“:”. </text:span><text:span text:style-name="T40">Non-exist markers will be skipped.</text:span></text:p>
      <text:p text:style-name="P66"><text:span text:style-name="T38">Not allowing to use parameters without markers. </text:span><text:span text:style-name="T41">Data-type for each parameter defining by </text:span><text:span text:style-name="T42">its internal. Data-types closed by its markers. </text:span><text:span text:style-name="T43">Always possible add new marker with possible to save compatible with old versions.</text:span></text:p>
      <text:p text:style-name="P97"/>
      <text:p text:style-name="P67"><text:span text:style-name="T50">E</text:span>xample of data entry:</text:p>
      <text:p text:style-name="P141">ID:24;X:-4146;Y:23566;V:-1;ZO:0;SP:-1;L:"Default"</text:p>
      <text:p text:style-name="P140"/>
      <text:p text:style-name="P140"/>
      <text:p text:style-name="P132">Data type<text:span text:style-name="T90">s </text:span><text:span text:style-name="T91">syntax</text:span><text:span text:style-name="T90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7"><text:span text:style-name="Descr_5f_dtype"><text:span text:style-name="T97">12345</text:span></text:span></text:p>
          </table:table-cell>
          <table:table-cell table:style-name="Таблица12.B1" office:value-type="string">
            <text:p text:style-name="P47"><text:span text:style-name="Descr"><text:span text:style-name="T97">unsigned int/long</text:span></text:span></text:p>
          </table:table-cell>
        </table:table-row>
        <table:table-row>
          <table:table-cell table:style-name="Таблица12.A2" office:value-type="string">
            <text:p text:style-name="P47"><text:span text:style-name="Descr_5f_dtype"><text:span text:style-name="T97">-31414</text:span></text:span></text:p>
          </table:table-cell>
          <table:table-cell table:style-name="Таблица12.B2" office:value-type="string">
            <text:p text:style-name="P47"><text:span text:style-name="Descr"><text:span text:style-name="T97">signed int/long</text:span></text:span></text:p>
          </table:table-cell>
        </table:table-row>
        <table:table-row>
          <table:table-cell table:style-name="Таблица12.A2" office:value-type="string">
            <text:p text:style-name="P19"><text:span text:style-name="Descr_5f_dtype"><text:span text:style-name="T93">13.45</text:span></text:span></text:p>
          </table:table-cell>
          <table:table-cell table:style-name="Таблица12.B2" office:value-type="string">
            <text:p text:style-name="P20"><text:span text:style-name="Descr"><text:span text:style-name="T93">unsigned float/double</text:span></text:span></text:p>
          </table:table-cell>
        </table:table-row>
        <table:table-row>
          <table:table-cell table:style-name="Таблица12.A2" office:value-type="string">
            <text:p text:style-name="P19"><text:span text:style-name="Descr_5f_dtype"><text:span text:style-name="T93">-34.772</text:span></text:span></text:p>
          </table:table-cell>
          <table:table-cell table:style-name="Таблица12.B2" office:value-type="string">
            <text:p text:style-name="P20"><text:span text:style-name="Descr"><text:span text:style-name="T93">signed float/double</text:span></text:span></text:p>
          </table:table-cell>
        </table:table-row>
        <table:table-row>
          <table:table-cell table:style-name="Таблица12.A2" office:value-type="string">
            <text:p text:style-name="P47"><text:span text:style-name="Descr_5f_dtype"><text:span text:style-name="T93">"Hello world"</text:span></text:span></text:p>
          </table:table-cell>
          <table:table-cell table:style-name="Таблица12.B2" office:value-type="string">
            <text:p text:style-name="P21"><text:span text:style-name="Descr"><text:span text:style-name="T93">string</text:span></text:span></text:p>
          </table:table-cell>
        </table:table-row>
        <table:table-row>
          <table:table-cell table:style-name="Таблица12.A2" office:value-type="string">
            <text:p text:style-name="P48"><text:span text:style-name="Descr_5f_dtype"><text:span text:style-name="T93">H48656c6c6f20776f726c64</text:span></text:span></text:p>
          </table:table-cell>
          <table:table-cell table:style-name="Таблица12.B2" office:value-type="string">
            <text:p text:style-name="P22"><text:span text:style-name="Descr"><text:span text:style-name="T103">hex </text:span></text:span><text:span text:style-name="Descr"><text:span text:style-name="T93">encoded string</text:span></text:span></text:p>
          </table:table-cell>
        </table:table-row>
        <table:table-row>
          <table:table-cell table:style-name="Таблица12.A2" office:value-type="string">
            <text:p text:style-name="P21"><text:span text:style-name="Descr_5f_dtype"><text:span text:style-name="T93">[123,54,243,33]</text:span></text:span></text:p>
          </table:table-cell>
          <table:table-cell table:style-name="Таблица12.B2" office:value-type="string">
            <text:p text:style-name="P21"><text:span text:style-name="Descr"><text:span text:style-name="T93">int/long array</text:span></text:span></text:p>
          </table:table-cell>
        </table:table-row>
        <table:table-row>
          <table:table-cell table:style-name="Таблица12.A2" office:value-type="string">
            <text:p text:style-name="P21"><text:span text:style-name="Descr_5f_dtype"><text:span text:style-name="T93">["test", "cat", "dog"]</text:span></text:span></text:p>
          </table:table-cell>
          <table:table-cell table:style-name="Таблица12.B2" office:value-type="string">
            <text:p text:style-name="P21"><text:span text:style-name="Descr"><text:span text:style-name="T93">string array</text:span></text:span></text:p>
          </table:table-cell>
        </table:table-row>
        <table:table-row>
          <table:table-cell table:style-name="Таблица12.A2" office:value-type="string">
            <text:p text:style-name="P21"><text:span text:style-name="Descr_5f_dtype"><text:span text:style-name="T93">0/1</text:span></text:span></text:p>
          </table:table-cell>
          <table:table-cell table:style-name="Таблица12.B2" office:value-type="string">
            <text:p text:style-name="P21"><text:span text:style-name="Descr"><text:span text:style-name="T104">Boolean</text:span></text:span></text:p>
          </table:table-cell>
        </table:table-row>
        <table:table-row>
          <table:table-cell table:style-name="Таблица12.A2" office:value-type="string">
            <text:p text:style-name="P21"><text:span text:style-name="Descr_5f_dtype"><text:span text:style-name="T93">011011010</text:span></text:span></text:p>
          </table:table-cell>
          <table:table-cell table:style-name="Таблица12.B2" office:value-type="string">
            <text:p text:style-name="P21"><text:span text:style-name="Descr"><text:span text:style-name="T104">Boolean</text:span></text:span><text:span text:style-name="Descr"><text:span text:style-name="T93"> array</text:span></text:span></text:p>
          </table:table-cell>
        </table:table-row>
        <table:table-row>
          <table:table-cell table:style-name="Таблица12.A2" office:value-type="string">
            <text:p text:style-name="P21"><text:span text:style-name="Descr_5f_dtype"><text:span text:style-name="T105">B12FD24</text:span></text:span></text:p>
          </table:table-cell>
          <table:table-cell table:style-name="Таблица12.B2" office:value-type="string">
            <text:p text:style-name="P21"><text:span text:style-name="Descr"><text:span text:style-name="T105">Byte-encoded B</text:span></text:span><text:span text:style-name="Descr"><text:span text:style-name="T93">ool</text:span></text:span><text:span text:style-name="Descr"><text:span text:style-name="T104">ean</text:span></text:span><text:span text:style-name="Descr"><text:span text:style-name="T93"> array</text:span></text:span></text:p>
          </table:table-cell>
        </table:table-row>
      </table:table>
      <text:p text:style-name="P132"/>
      <text:p text:style-name="P133"/>
      <text:p text:style-name="P134">Also inside strings can be used sprcial <text:span text:style-name="T53">safe constants</text:span>:</text:p>
      <text:p text:style-name="P134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53">\n</text:p>
          </table:table-cell>
          <table:table-cell table:style-name="Таблица13.B1" office:value-type="string">
            <text:p text:style-name="P23"><text:span text:style-name="Descr"><text:span text:style-name="T93">New line</text:span></text:span></text:p>
          </table:table-cell>
        </table:table-row>
        <table:table-row>
          <table:table-cell table:style-name="Таблица13.A2" office:value-type="string">
            <text:p text:style-name="P54">\”</text:p>
          </table:table-cell>
          <table:table-cell table:style-name="Таблица13.B2" office:value-type="string">
            <text:p text:style-name="P24"><text:span text:style-name="Descr"><text:span text:style-name="T93">Safe Quotes</text:span></text:span></text:p>
          </table:table-cell>
        </table:table-row>
        <table:table-row>
          <table:table-cell table:style-name="Таблица13.A2" office:value-type="string">
            <text:p text:style-name="P54">\\</text:p>
          </table:table-cell>
          <table:table-cell table:style-name="Таблица13.B2" office:value-type="string">
            <text:p text:style-name="P25"><text:span text:style-name="Descr"><text:span text:style-name="T93">Safe slash</text:span></text:span></text:p>
          </table:table-cell>
        </table:table-row>
        <table:table-row>
          <table:table-cell table:style-name="Таблица13.A2" office:value-type="string">
            <text:p text:style-name="P54">\;</text:p>
          </table:table-cell>
          <table:table-cell table:style-name="Таблица13.B2" office:value-type="string">
            <text:p text:style-name="P25"><text:span text:style-name="Descr"><text:span text:style-name="T93">Semicolon</text:span></text:span></text:p>
          </table:table-cell>
        </table:table-row>
        <table:table-row>
          <table:table-cell table:style-name="Таблица13.A2" office:value-type="string">
            <text:p text:style-name="P54">\:</text:p>
          </table:table-cell>
          <table:table-cell table:style-name="Таблица13.B2" office:value-type="string">
            <text:p text:style-name="P25"><text:span text:style-name="Descr"><text:span text:style-name="T93">colon</text:span></text:span></text:p>
          </table:table-cell>
        </table:table-row>
        <table:table-row>
          <table:table-cell table:style-name="Таблица13.A2" office:value-type="string">
            <text:p text:style-name="P55">\[</text:p>
          </table:table-cell>
          <table:table-cell table:style-name="Таблица13.B2" office:value-type="string">
            <text:p text:style-name="P26"><text:span text:style-name="Descr"><text:span text:style-name="T93">[</text:span></text:span></text:p>
          </table:table-cell>
        </table:table-row>
        <table:table-row>
          <table:table-cell table:style-name="Таблица13.A2" office:value-type="string">
            <text:p text:style-name="P55">\]</text:p>
          </table:table-cell>
          <table:table-cell table:style-name="Таблица13.B2" office:value-type="string">
            <text:p text:style-name="P26"><text:span text:style-name="Descr"><text:span text:style-name="T93">]</text:span></text:span></text:p>
          </table:table-cell>
        </table:table-row>
        <table:table-row>
          <table:table-cell table:style-name="Таблица13.A2" office:value-type="string">
            <text:p text:style-name="P56">\,</text:p>
          </table:table-cell>
          <table:table-cell table:style-name="Таблица13.B2" office:value-type="string">
            <text:p text:style-name="P27"><text:span text:style-name="Descr"><text:span text:style-name="T93">Comma</text:span></text:span></text:p>
          </table:table-cell>
        </table:table-row>
        <table:table-row>
          <table:table-cell table:style-name="Таблица13.A2" office:value-type="string">
            <text:p text:style-name="P57">\%</text:p>
          </table:table-cell>
          <table:table-cell table:style-name="Таблица13.B2" office:value-type="string">
            <text:p text:style-name="P28"><text:span text:style-name="Descr"><text:span text:style-name="T93">Percent</text:span></text:span></text:p>
          </table:table-cell>
        </table:table-row>
      </table:table>
      <text:p text:style-name="P134"/>
      <text:p text:style-name="P138"/>
      <text:p text:style-name="P68">Data markers</text:p>
      <text:p text:style-name="P69"/>
      <text:p text:style-name="P70">File header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8">Marker</text:p>
          </table:table-cell>
          <table:table-cell table:style-name="Таблица8.B1" office:value-type="string">
            <text:p text:style-name="P78">Description</text:p>
          </table:table-cell>
        </table:table-row>
        <table:table-row>
          <table:table-cell table:style-name="Таблица8.A2" office:value-type="string">
            <text:p text:style-name="P98">TL</text:p>
          </table:table-cell>
          <table:table-cell table:style-name="Таблица8.B2" office:value-type="string">
            <text:p text:style-name="P3"><text:span text:style-name="Descr_5f_dtype"><text:span text:style-name="T97">(string)</text:span></text:span><text:span text:style-name="Descr"><text:span text:style-name="T97"> </text:span></text:span><text:span text:style-name="Descr"><text:span text:style-name="T98">Episode title</text:span></text:span></text:p>
          </table:table-cell>
        </table:table-row>
        <table:table-row>
          <table:table-cell table:style-name="Таблица8.A3" office:value-type="string">
            <text:p text:style-name="P99">DC</text:p>
          </table:table-cell>
          <table:table-cell table:style-name="Таблица8.B3" office:value-type="string">
            <text:p text:style-name="P10"><text:span text:style-name="Descr_5f_dtype"><text:span text:style-name="T93">(bool array)</text:span></text:span><text:span text:style-name="Descr"><text:span text:style-name="T93"> </text:span></text:span><text:span text:style-name="Descr"><text:span text:style-name="T106">Disable </text:span></text:span><text:span text:style-name="Descr"><text:span text:style-name="T107">selectable of some</text:span></text:span><text:span text:style-name="Descr"><text:span text:style-name="T106"> characters from start game page</text:span></text:span></text:p>
          </table:table-cell>
        </table:table-row>
        <table:table-row>
          <table:table-cell table:style-name="Таблица8.A4" office:value-type="string">
            <text:p text:style-name="P100">IT</text:p>
          </table:table-cell>
          <table:table-cell table:style-name="Таблица8.B4" office:value-type="string">
            <text:p text:style-name="P11"><text:span text:style-name="Descr_5f_dtype"><text:span text:style-name="T93">(</text:span></text:span><text:span text:style-name="Descr_5f_dtype"><text:span text:style-name="T108">string</text:span></text:span><text:span text:style-name="Descr_5f_dtype"><text:span text:style-name="T93">)</text:span></text:span><text:span text:style-name="Descr"><text:span text:style-name="T93"> </text:span></text:span><text:span text:style-name="Descr"><text:span text:style-name="T108">Intro level which will start automatically</text:span></text:span></text:p>
          </table:table-cell>
        </table:table-row>
        <table:table-row>
          <table:table-cell table:style-name="Таблица8.A4" office:value-type="string">
            <text:p text:style-name="P101">HB</text:p>
          </table:table-cell>
          <table:table-cell table:style-name="Таблица8.B4" office:value-type="string">
            <text:p text:style-name="P14"><text:span text:style-name="Descr_5f_dtype"><text:span text:style-name="T93">(</text:span></text:span><text:span text:style-name="Descr_5f_dtype"><text:span text:style-name="T109">bool</text:span></text:span><text:span text:style-name="Descr_5f_dtype"><text:span text:style-name="T93">)</text:span></text:span><text:span text:style-name="Descr"><text:span text:style-name="T93"> </text:span></text:span><text:span text:style-name="Descr"><text:span text:style-name="T109">Hub-styled episode (world map will not be used)</text:span></text:span></text:p>
          </table:table-cell>
        </table:table-row>
        <table:table-row>
          <table:table-cell table:style-name="Таблица8.A4" office:value-type="string">
            <text:p text:style-name="P102">RL</text:p>
          </table:table-cell>
          <table:table-cell table:style-name="Таблица8.B4" office:value-type="string">
            <text:p text:style-name="P14"><text:span text:style-name="Descr_5f_dtype"><text:span text:style-name="T93">(</text:span></text:span><text:span text:style-name="Descr_5f_dtype"><text:span text:style-name="T110">bool</text:span></text:span><text:span text:style-name="Descr_5f_dtype"><text:span text:style-name="T93">)</text:span></text:span><text:span text:style-name="Descr"><text:span text:style-name="T93"> </text:span></text:span><text:span text:style-name="Descr"><text:span text:style-name="T110">Restart last level on player's fail</text:span></text:span></text:p>
          </table:table-cell>
        </table:table-row>
        <table:table-row>
          <table:table-cell table:style-name="Таблица8.A4" office:value-type="string">
            <text:p text:style-name="P103">SZ</text:p>
          </table:table-cell>
          <table:table-cell table:style-name="Таблица8.B4" office:value-type="string">
            <text:p text:style-name="P16"><text:span text:style-name="Descr_5f_dtype"><text:span text:style-name="T93">(</text:span></text:span><text:span text:style-name="Descr_5f_dtype"><text:span text:style-name="T111">unsigned int</text:span></text:span><text:span text:style-name="Descr_5f_dtype"><text:span text:style-name="T93">)</text:span></text:span><text:span text:style-name="Descr"><text:span text:style-name="T93"> </text:span></text:span><text:span text:style-name="Descr"><text:span text:style-name="T111">Total number of stars</text:span></text:span></text:p>
          </table:table-cell>
        </table:table-row>
        <table:table-row>
          <table:table-cell table:style-name="Таблица8.A8" office:value-type="string">
            <text:p text:style-name="P104">CD</text:p>
          </table:table-cell>
          <table:table-cell table:style-name="Таблица8.B8" office:value-type="string">
            <text:p text:style-name="P15"><text:span text:style-name="Descr_5f_dtype"><text:span text:style-name="T93">(</text:span></text:span><text:span text:style-name="Descr_5f_dtype"><text:span text:style-name="T112">string</text:span></text:span><text:span text:style-name="Descr_5f_dtype"><text:span text:style-name="T93">)</text:span></text:span><text:span text:style-name="Descr"><text:span text:style-name="T93"> </text:span></text:span><text:span text:style-name="Descr"><text:span text:style-name="T112">Credits of this episode</text:span></text:span></text:p>
          </table:table-cell>
        </table:table-row>
      </table:table>
      <text:p text:style-name="P124"/>
      <text:p text:style-name="P71"><text:span text:style-name="T77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79">Marker</text:p>
          </table:table-cell>
          <table:table-cell table:style-name="Таблица46.B1" office:value-type="string">
            <text:p text:style-name="P79">Description</text:p>
          </table:table-cell>
        </table:table-row>
        <table:table-row>
          <table:table-cell table:style-name="Таблица46.A2" office:value-type="string">
            <text:p text:style-name="P105">BM</text:p>
          </table:table-cell>
          <table:table-cell table:style-name="Таблица46.B2" office:value-type="string">
            <text:p text:style-name="P5"><text:span text:style-name="Descr_5f_dtype"><text:span text:style-name="T97">(</text:span></text:span><text:span text:style-name="Descr_5f_dtype"><text:span text:style-name="T99">string</text:span></text:span><text:span text:style-name="Descr_5f_dtype"><text:span text:style-name="T97">)</text:span></text:span><text:span text:style-name="Descr"><text:span text:style-name="T97"> </text:span></text:span><text:span text:style-name="Descr"><text:span text:style-name="T100">Bookmark title</text:span></text:span></text:p>
          </table:table-cell>
        </table:table-row>
        <table:table-row>
          <table:table-cell table:style-name="Таблица46.A3" office:value-type="string">
            <text:p text:style-name="P106">X</text:p>
          </table:table-cell>
          <table:table-cell table:style-name="Таблица46.B3" office:value-type="string">
            <text:p text:style-name="P5"><text:span text:style-name="Descr_5f_dtype"><text:span text:style-name="T97">(long)</text:span></text:span><text:span text:style-name="Descr"><text:span text:style-name="T97"> Position X</text:span></text:span></text:p>
          </table:table-cell>
        </table:table-row>
        <table:table-row>
          <table:table-cell table:style-name="Таблица46.A4" office:value-type="string">
            <text:p text:style-name="P106">Y</text:p>
          </table:table-cell>
          <table:table-cell table:style-name="Таблица46.B4" office:value-type="string">
            <text:p text:style-name="P6"><text:span text:style-name="Descr_5f_dtype"><text:span text:style-name="T97">(long)</text:span></text:span><text:span text:style-name="Descr"><text:span text:style-name="T97"> Position Y</text:span></text:span></text:p>
          </table:table-cell>
        </table:table-row>
      </table:table>
      <text:p text:style-name="P71"/>
      <text:p text:style-name="P72"><text:span text:style-name="T63">Variable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80">Marker</text:p>
          </table:table-cell>
          <table:table-cell table:style-name="Таблица9.B1" office:value-type="string">
            <text:p text:style-name="P80">Description</text:p>
          </table:table-cell>
        </table:table-row>
        <table:table-row>
          <table:table-cell table:style-name="Таблица9.A2" office:value-type="string">
            <text:p text:style-name="P107">TP</text:p>
          </table:table-cell>
          <table:table-cell table:style-name="Таблица9.B2" office:value-type="string">
            <text:p text:style-name="P4"><text:span text:style-name="Descr_5f_dtype"><text:span text:style-name="T97">(string)</text:span></text:span><text:span text:style-name="Descr"><text:span text:style-name="T97"> </text:span></text:span><text:span text:style-name="Descr"><text:span text:style-name="T101">Variable type (</text:span></text:span><text:span text:style-name="Descr"><text:span text:style-name="T102">Boolean</text:span></text:span><text:span text:style-name="Descr"><text:span text:style-name="T101">, int, float, string)</text:span></text:span></text:p>
          </table:table-cell>
        </table:table-row>
        <table:table-row>
          <table:table-cell table:style-name="Таблица9.A3" office:value-type="string">
            <text:p text:style-name="P108">VN</text:p>
          </table:table-cell>
          <table:table-cell table:style-name="Таблица9.B3" office:value-type="string">
            <text:p text:style-name="P12"><text:span text:style-name="Descr_5f_dtype"><text:span text:style-name="T93">(</text:span></text:span><text:span text:style-name="Descr_5f_dtype"><text:span text:style-name="T108">string</text:span></text:span><text:span text:style-name="Descr_5f_dtype"><text:span text:style-name="T93">)</text:span></text:span><text:span text:style-name="Descr"><text:span text:style-name="T93"> </text:span></text:span><text:span text:style-name="Descr"><text:span text:style-name="T113">Variable name</text:span></text:span></text:p>
          </table:table-cell>
        </table:table-row>
        <table:table-row>
          <table:table-cell table:style-name="Таблица9.A4" office:value-type="string">
            <text:p text:style-name="P109">V<text:span text:style-name="T65">V</text:span></text:p>
          </table:table-cell>
          <table:table-cell table:style-name="Таблица9.B4" office:value-type="string">
            <text:p text:style-name="P13"><text:span text:style-name="Descr_5f_dtype"><text:span text:style-name="T93">(*)</text:span></text:span><text:span text:style-name="Descr"><text:span text:style-name="T93"> </text:span></text:span><text:span text:style-name="Descr"><text:span text:style-name="T114">Default value of variable [type is defined by variable type]</text:span></text:span></text:p>
          </table:table-cell>
        </table:table-row>
      </table:table>
      <text:p text:style-name="P125"/>
      <text:p text:style-name="P73"><text:span text:style-name="T68">Tiles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1">Marker</text:p>
          </table:table-cell>
          <table:table-cell table:style-name="Таблица1.B1" office:value-type="string">
            <text:p text:style-name="P81">Description</text:p>
          </table:table-cell>
        </table:table-row>
        <table:table-row>
          <table:table-cell table:style-name="Таблица1.A2" office:value-type="string">
            <text:p text:style-name="P110">ID</text:p>
          </table:table-cell>
          <table:table-cell table:style-name="Таблица1.B2" office:value-type="string">
            <text:p text:style-name="P40"><text:span text:style-name="Descr_5f_dtype"><text:span text:style-name="T93">(</text:span></text:span><text:span text:style-name="Descr_5f_dtype"><text:span text:style-name="T115">unsigned </text:span></text:span><text:span text:style-name="Descr_5f_dtype"><text:span text:style-name="T93">long)</text:span></text:span><text:span text:style-name="Descr"><text:span text:style-name="T26"> </text:span></text:span><text:span text:style-name="Descr"><text:span text:style-name="T93">Tile </text:span></text:span><text:span text:style-name="Descr"><text:span text:style-name="T116">ID</text:span></text:span></text:p>
          </table:table-cell>
        </table:table-row>
        <table:table-row>
          <table:table-cell table:style-name="Таблица1.A3" office:value-type="string">
            <text:p text:style-name="P110">X</text:p>
          </table:table-cell>
          <table:table-cell table:style-name="Таблица1.B3" office:value-type="string">
            <text:p text:style-name="P40"><text:span text:style-name="Descr_5f_dtype"><text:span text:style-name="T93">(long)</text:span></text:span><text:span text:style-name="Descr"><text:span text:style-name="T26"> </text:span></text:span><text:span text:style-name="Descr"><text:span text:style-name="T93">Position x (+right/-left)</text:span></text:span></text:p>
          </table:table-cell>
        </table:table-row>
        <table:table-row>
          <table:table-cell table:style-name="Таблица1.A4" office:value-type="string">
            <text:p text:style-name="P110">Y</text:p>
          </table:table-cell>
          <table:table-cell table:style-name="Таблица1.B4" office:value-type="string">
            <text:p text:style-name="P40"><text:span text:style-name="Descr_5f_dtype"><text:span text:style-name="T93">(long)</text:span></text:span><text:span text:style-name="Descr"><text:span text:style-name="T26"> </text:span></text:span><text:span text:style-name="Descr"><text:span text:style-name="T93">Position y (-up/+down)</text:span></text:span></text:p>
          </table:table-cell>
        </table:table-row>
      </table:table>
      <text:p text:style-name="P126"/>
      <text:p text:style-name="P74"><text:span text:style-name="T69">Scenery</text:span>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2">Marker</text:p>
          </table:table-cell>
          <table:table-cell table:style-name="Таблица2.B1" office:value-type="string">
            <text:p text:style-name="P82">Description</text:p>
          </table:table-cell>
        </table:table-row>
        <table:table-row>
          <table:table-cell table:style-name="Таблица2.A2" office:value-type="string">
            <text:p text:style-name="P111">ID</text:p>
          </table:table-cell>
          <table:table-cell table:style-name="Таблица2.B2" office:value-type="string">
            <text:p text:style-name="P46"><text:span text:style-name="Descr_5f_dtype"><text:span text:style-name="T93">(unsigned long)</text:span></text:span><text:span text:style-name="Descr"><text:span text:style-name="T115"> </text:span></text:span><text:span text:style-name="Descr"><text:span text:style-name="T93">Scenery object </text:span></text:span><text:span text:style-name="Descr"><text:span text:style-name="T117">ID</text:span></text:span></text:p>
          </table:table-cell>
        </table:table-row>
        <table:table-row>
          <table:table-cell table:style-name="Таблица2.A3" office:value-type="string">
            <text:p text:style-name="P111">X</text:p>
          </table:table-cell>
          <table:table-cell table:style-name="Таблица2.B3" office:value-type="string">
            <text:p text:style-name="P41"><text:span text:style-name="Descr_5f_dtype"><text:span text:style-name="T93">(long)</text:span></text:span><text:span text:style-name="Descr"><text:span text:style-name="T26"> </text:span></text:span><text:span text:style-name="Descr"><text:span text:style-name="T93">Position x (+right/-left)</text:span></text:span></text:p>
          </table:table-cell>
        </table:table-row>
        <table:table-row>
          <table:table-cell table:style-name="Таблица2.A4" office:value-type="string">
            <text:p text:style-name="P111">Y</text:p>
          </table:table-cell>
          <table:table-cell table:style-name="Таблица2.B4" office:value-type="string">
            <text:p text:style-name="P41"><text:span text:style-name="Descr_5f_dtype"><text:span text:style-name="T93">(long)</text:span></text:span><text:span text:style-name="Descr"><text:span text:style-name="T26"> </text:span></text:span><text:span text:style-name="Descr"><text:span text:style-name="T93">Position y (-up/+down)</text:span></text:span></text:p>
          </table:table-cell>
        </table:table-row>
      </table:table>
      <text:p text:style-name="P127"/>
      <text:p text:style-name="P75"><text:span text:style-name="T70">Paths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3">Marker</text:p>
          </table:table-cell>
          <table:table-cell table:style-name="Таблица3.B1" office:value-type="string">
            <text:p text:style-name="P83">Description</text:p>
          </table:table-cell>
        </table:table-row>
        <table:table-row>
          <table:table-cell table:style-name="Таблица3.A2" office:value-type="string">
            <text:p text:style-name="P112">ID</text:p>
          </table:table-cell>
          <table:table-cell table:style-name="Таблица3.B2" office:value-type="string">
            <text:p text:style-name="P29"><text:span text:style-name="Descr_5f_dtype"><text:span text:style-name="T93">(unsigned long)</text:span></text:span><text:span text:style-name="Descr"><text:span text:style-name="T115"> </text:span></text:span><text:span text:style-name="Descr"><text:span text:style-name="T93">path </text:span></text:span><text:span text:style-name="Descr"><text:span text:style-name="T117">ID</text:span></text:span></text:p>
          </table:table-cell>
        </table:table-row>
        <table:table-row>
          <table:table-cell table:style-name="Таблица3.A3" office:value-type="string">
            <text:p text:style-name="P112">X</text:p>
          </table:table-cell>
          <table:table-cell table:style-name="Таблица3.B3" office:value-type="string">
            <text:p text:style-name="P42"><text:span text:style-name="Descr_5f_dtype"><text:span text:style-name="T93">(long)</text:span></text:span><text:span text:style-name="Descr"><text:span text:style-name="T26"> </text:span></text:span><text:span text:style-name="Descr"><text:span text:style-name="T93">Position x (+right/-left)</text:span></text:span></text:p>
          </table:table-cell>
        </table:table-row>
        <table:table-row>
          <table:table-cell table:style-name="Таблица3.A4" office:value-type="string">
            <text:p text:style-name="P112">Y</text:p>
          </table:table-cell>
          <table:table-cell table:style-name="Таблица3.B4" office:value-type="string">
            <text:p text:style-name="P42"><text:span text:style-name="Descr_5f_dtype"><text:span text:style-name="T93">(long)</text:span></text:span><text:span text:style-name="Descr"><text:span text:style-name="T26"> </text:span></text:span><text:span text:style-name="Descr"><text:span text:style-name="T93">Position y (-up/+down)</text:span></text:span></text:p>
          </table:table-cell>
        </table:table-row>
      </table:table>
      <text:p text:style-name="P142"/>
      <text:p text:style-name="P76"><text:span text:style-name="T71">Music boxe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84">Marker</text:p>
          </table:table-cell>
          <table:table-cell table:style-name="Таблица4.B1" office:value-type="string">
            <text:p text:style-name="P84">Description</text:p>
          </table:table-cell>
        </table:table-row>
        <table:table-row>
          <table:table-cell table:style-name="Таблица4.A2" office:value-type="string">
            <text:p text:style-name="P113">ID</text:p>
          </table:table-cell>
          <table:table-cell table:style-name="Таблица4.B2" office:value-type="string">
            <text:p text:style-name="P39"><text:span text:style-name="Descr_5f_dtype"><text:span text:style-name="T93">(unsigned long)</text:span></text:span><text:span text:style-name="Descr"><text:span text:style-name="T118"> World </text:span></text:span><text:span text:style-name="Descr"><text:span text:style-name="T93">Music </text:span></text:span><text:span text:style-name="Descr"><text:span text:style-name="T119">ID</text:span></text:span></text:p>
          </table:table-cell>
        </table:table-row>
        <table:table-row>
          <table:table-cell table:style-name="Таблица4.A3" office:value-type="string">
            <text:p text:style-name="P113">X</text:p>
          </table:table-cell>
          <table:table-cell table:style-name="Таблица4.B3" office:value-type="string">
            <text:p text:style-name="P43"><text:span text:style-name="Descr_5f_dtype"><text:span text:style-name="T93">(long)</text:span></text:span><text:span text:style-name="Descr"><text:span text:style-name="T26"> </text:span></text:span><text:span text:style-name="Descr"><text:span text:style-name="T93">Position x (+right/-left)</text:span></text:span></text:p>
          </table:table-cell>
        </table:table-row>
        <table:table-row>
          <table:table-cell table:style-name="Таблица4.A4" office:value-type="string">
            <text:p text:style-name="P113">Y</text:p>
          </table:table-cell>
          <table:table-cell table:style-name="Таблица4.B4" office:value-type="string">
            <text:p text:style-name="P43"><text:span text:style-name="Descr_5f_dtype"><text:span text:style-name="T93">(long)</text:span></text:span><text:span text:style-name="Descr"><text:span text:style-name="T26"> </text:span></text:span><text:span text:style-name="Descr"><text:span text:style-name="T93">Position y (-up/+down)</text:span></text:span></text:p>
          </table:table-cell>
        </table:table-row>
        <table:table-row>
          <table:table-cell table:style-name="Таблица4.A5" office:value-type="string">
            <text:p text:style-name="P115">MF</text:p>
          </table:table-cell>
          <table:table-cell table:style-name="Таблица4.B5" office:value-type="string">
            <text:p text:style-name="P44"><text:span text:style-name="Descr_5f_dtype"><text:span text:style-name="T93">(</text:span></text:span><text:span text:style-name="Descr_5f_dtype"><text:span text:style-name="T120">string</text:span></text:span><text:span text:style-name="Descr_5f_dtype"><text:span text:style-name="T93">)</text:span></text:span><text:span text:style-name="Descr"><text:span text:style-name="T26"> </text:span></text:span><text:span text:style-name="Descr"><text:span text:style-name="T120">Music file name</text:span></text:span></text:p>
          </table:table-cell>
        </table:table-row>
      </table:table>
      <text:p text:style-name="P77"><text:soft-page-break/></text:p>
      <text:p text:style-name="P77"><text:span text:style-name="T73">Level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85">Marker</text:p>
          </table:table-cell>
          <table:table-cell table:style-name="Таблица10.B1" office:value-type="string">
            <text:p text:style-name="P85">Description</text:p>
          </table:table-cell>
        </table:table-row>
        <table:table-row>
          <table:table-cell table:style-name="Таблица10.A2" office:value-type="string">
            <text:p text:style-name="P114">ID</text:p>
          </table:table-cell>
          <table:table-cell table:style-name="Таблица10.B2" office:value-type="string">
            <text:p text:style-name="P30"><text:span text:style-name="Descr_5f_dtype"><text:span text:style-name="T93">(unsigned long)</text:span></text:span><text:span text:style-name="Descr"><text:span text:style-name="T118"> </text:span></text:span><text:span text:style-name="Descr"><text:span text:style-name="T93">Level icon </text:span></text:span><text:span text:style-name="Descr"><text:span text:style-name="T118">ID</text:span></text:span></text:p>
          </table:table-cell>
        </table:table-row>
        <table:table-row>
          <table:table-cell table:style-name="Таблица10.A3" office:value-type="string">
            <text:p text:style-name="P114">X</text:p>
          </table:table-cell>
          <table:table-cell table:style-name="Таблица10.B3" office:value-type="string">
            <text:p text:style-name="P45"><text:span text:style-name="Descr_5f_dtype"><text:span text:style-name="T93">(long)</text:span></text:span><text:span text:style-name="Descr"><text:span text:style-name="T26"> </text:span></text:span><text:span text:style-name="Descr"><text:span text:style-name="T93">Position x (+right/-left)</text:span></text:span></text:p>
          </table:table-cell>
        </table:table-row>
        <table:table-row>
          <table:table-cell table:style-name="Таблица10.A4" office:value-type="string">
            <text:p text:style-name="P114">Y</text:p>
          </table:table-cell>
          <table:table-cell table:style-name="Таблица10.B4" office:value-type="string">
            <text:p text:style-name="P45"><text:span text:style-name="Descr_5f_dtype"><text:span text:style-name="T93">(long)</text:span></text:span><text:span text:style-name="Descr"><text:span text:style-name="T26"> </text:span></text:span><text:span text:style-name="Descr"><text:span text:style-name="T93">Position y (-up/+down)</text:span></text:span></text:p>
          </table:table-cell>
        </table:table-row>
        <table:table-row>
          <table:table-cell table:style-name="Таблица10.A4" office:value-type="string">
            <text:p text:style-name="P116">LF</text:p>
          </table:table-cell>
          <table:table-cell table:style-name="Таблица10.B4" office:value-type="string">
            <text:p text:style-name="P34"><text:span text:style-name="Descr_5f_dtype"><text:span text:style-name="T93">(string)</text:span></text:span><text:span text:style-name="Descr"><text:span text:style-name="T119"> </text:span></text:span><text:span text:style-name="Descr"><text:span text:style-name="T93">Level file name</text:span></text:span></text:p>
          </table:table-cell>
        </table:table-row>
        <table:table-row>
          <table:table-cell table:style-name="Таблица10.A6" office:value-type="string">
            <text:p text:style-name="P116">LT</text:p>
          </table:table-cell>
          <table:table-cell table:style-name="Таблица10.B6" office:value-type="string">
            <text:p text:style-name="P33"><text:span text:style-name="Descr_5f_dtype"><text:span text:style-name="T93">(string)</text:span></text:span><text:span text:style-name="Descr"><text:span text:style-name="T119"> </text:span></text:span><text:span text:style-name="Descr"><text:span text:style-name="T93">Level title</text:span></text:span></text:p>
          </table:table-cell>
        </table:table-row>
        <table:table-row>
          <table:table-cell table:style-name="Таблица10.A6" office:value-type="string">
            <text:p text:style-name="P117">EI</text:p>
          </table:table-cell>
          <table:table-cell table:style-name="Таблица10.B6" office:value-type="string">
            <text:p text:style-name="P35"><text:span text:style-name="Descr_5f_dtype"><text:span text:style-name="T93">(unsigned int)</text:span></text:span><text:span text:style-name="Descr"><text:span text:style-name="T119"> </text:span></text:span><text:span text:style-name="Descr"><text:span text:style-name="T121">Array ID </text:span></text:span><text:span text:style-name="Descr"><text:span text:style-name="T93">of </text:span></text:span><text:span text:style-name="Descr"><text:span text:style-name="T121">target warp </text:span></text:span><text:span text:style-name="Descr"><text:span text:style-name="T93">(0 – </text:span></text:span><text:span text:style-name="Descr"><text:span text:style-name="T122">begin level </text:span></text:span><text:span text:style-name="Descr"><text:span text:style-name="T121">from </text:span></text:span><text:span text:style-name="Descr"><text:span text:style-name="T122">start </text:span></text:span><text:span text:style-name="Descr"><text:span text:style-name="T121">points</text:span></text:span><text:span text:style-name="Descr"><text:span text:style-name="T93">)</text:span></text:span></text:p>
          </table:table-cell>
        </table:table-row>
        <table:table-row>
          <table:table-cell table:style-name="Таблица10.A6" office:value-type="string">
            <text:p text:style-name="P118">ET</text:p>
          </table:table-cell>
          <table:table-cell table:style-name="Таблица10.B6" office:value-type="string">
            <text:p text:style-name="P31"><text:span text:style-name="Descr_5f_dtype"><text:span text:style-name="T93">(int)</text:span></text:span><text:span text:style-name="Descr"><text:span text:style-name="T118"> </text:span></text:span><text:span text:style-name="Descr"><text:span text:style-name="T93">Level top exit type (-1 is '</text:span></text:span><text:span text:style-name="Descr"><text:span text:style-name="T123">any</text:span></text:span><text:span text:style-name="Descr"><text:span text:style-name="T93">')</text:span></text:span></text:p>
          </table:table-cell>
        </table:table-row>
        <table:table-row>
          <table:table-cell table:style-name="Таблица10.A6" office:value-type="string">
            <text:p text:style-name="P118">EL</text:p>
          </table:table-cell>
          <table:table-cell table:style-name="Таблица10.B6" office:value-type="string">
            <text:p text:style-name="P31"><text:span text:style-name="Descr_5f_dtype"><text:span text:style-name="T93">(int)</text:span></text:span><text:span text:style-name="Descr"><text:span text:style-name="T119"> </text:span></text:span><text:span text:style-name="Descr"><text:span text:style-name="T93">Level left exit type (-1 is '</text:span></text:span><text:span text:style-name="Descr"><text:span text:style-name="T123">any</text:span></text:span><text:span text:style-name="Descr"><text:span text:style-name="T93">')</text:span></text:span></text:p>
          </table:table-cell>
        </table:table-row>
        <table:table-row>
          <table:table-cell table:style-name="Таблица10.A6" office:value-type="string">
            <text:p text:style-name="P118">ER</text:p>
          </table:table-cell>
          <table:table-cell table:style-name="Таблица10.B6" office:value-type="string">
            <text:p text:style-name="P31"><text:span text:style-name="Descr_5f_dtype"><text:span text:style-name="T93">(int)</text:span></text:span><text:span text:style-name="Descr"><text:span text:style-name="T119"> </text:span></text:span><text:span text:style-name="Descr"><text:span text:style-name="T93">Level right exit type (-1 is '</text:span></text:span><text:span text:style-name="Descr"><text:span text:style-name="T123">any</text:span></text:span><text:span text:style-name="Descr"><text:span text:style-name="T93">')</text:span></text:span></text:p>
          </table:table-cell>
        </table:table-row>
        <table:table-row>
          <table:table-cell table:style-name="Таблица10.A6" office:value-type="string">
            <text:p text:style-name="P118">EB</text:p>
          </table:table-cell>
          <table:table-cell table:style-name="Таблица10.B6" office:value-type="string">
            <text:p text:style-name="P31"><text:span text:style-name="Descr_5f_dtype"><text:span text:style-name="T93">(int)</text:span></text:span><text:span text:style-name="Descr"><text:span text:style-name="T119"> </text:span></text:span><text:span text:style-name="Descr"><text:span text:style-name="T93">Level bottom exit type (-1 is '</text:span></text:span><text:span text:style-name="Descr"><text:span text:style-name="T123">any</text:span></text:span><text:span text:style-name="Descr"><text:span text:style-name="T93">')</text:span></text:span></text:p>
          </table:table-cell>
        </table:table-row>
        <table:table-row>
          <table:table-cell table:style-name="Таблица10.A6" office:value-type="string">
            <text:p text:style-name="P119">WX</text:p>
          </table:table-cell>
          <table:table-cell table:style-name="Таблица10.B6" office:value-type="string">
            <text:p text:style-name="P32"><text:span text:style-name="Descr_5f_dtype"><text:span text:style-name="T93">(long)</text:span></text:span><text:span text:style-name="Descr"><text:span text:style-name="T124"> </text:span></text:span><text:span text:style-name="Descr"><text:span text:style-name="T93">Go to world map position x (-1 is normal level point)</text:span></text:span></text:p>
          </table:table-cell>
        </table:table-row>
        <table:table-row>
          <table:table-cell table:style-name="Таблица10.A13" office:value-type="string">
            <text:p text:style-name="P119">WY</text:p>
          </table:table-cell>
          <table:table-cell table:style-name="Таблица10.B13" office:value-type="string">
            <text:p text:style-name="P32"><text:span text:style-name="Descr_5f_dtype"><text:span text:style-name="T93">(long)</text:span></text:span><text:span text:style-name="Descr"><text:span text:style-name="T124"> </text:span></text:span><text:span text:style-name="Descr"><text:span text:style-name="T93">Go to world map position y</text:span></text:span></text:p>
          </table:table-cell>
        </table:table-row>
        <table:table-row>
          <table:table-cell table:style-name="Таблица10.A13" office:value-type="string">
            <text:p text:style-name="P120">AV</text:p>
          </table:table-cell>
          <table:table-cell table:style-name="Таблица10.B13" office:value-type="string">
            <text:p text:style-name="P38"><text:span text:style-name="Descr_5f_dtype"><text:span text:style-name="T93">(bool)</text:span></text:span><text:span text:style-name="Descr"><text:span text:style-name="T119"> </text:span></text:span><text:span text:style-name="Descr"><text:span text:style-name="T93">Always visible</text:span></text:span></text:p>
          </table:table-cell>
        </table:table-row>
        <table:table-row>
          <table:table-cell table:style-name="Таблица10.A13" office:value-type="string">
            <text:p text:style-name="P121">SP</text:p>
          </table:table-cell>
          <table:table-cell table:style-name="Таблица10.B13" office:value-type="string">
            <text:p text:style-name="P36"><text:span text:style-name="Descr_5f_dtype"><text:span text:style-name="T93">(bool)</text:span></text:span><text:span text:style-name="Descr"><text:span text:style-name="T119"> </text:span></text:span><text:span text:style-name="Descr"><text:span text:style-name="T93">Is Game start point</text:span></text:span></text:p>
          </table:table-cell>
        </table:table-row>
        <table:table-row>
          <table:table-cell table:style-name="Таблица10.A13" office:value-type="string">
            <text:p text:style-name="P122">BP</text:p>
          </table:table-cell>
          <table:table-cell table:style-name="Таблица10.B13" office:value-type="string">
            <text:p text:style-name="P37"><text:span text:style-name="Descr_5f_dtype"><text:span text:style-name="T93">(bool)</text:span></text:span><text:span text:style-name="Descr"><text:span text:style-name="T119"> </text:span></text:span><text:span text:style-name="Descr"><text:span text:style-name="T93">Path background</text:span></text:span></text:p>
          </table:table-cell>
        </table:table-row>
        <table:table-row>
          <table:table-cell table:style-name="Таблица10.A17" office:value-type="string">
            <text:p text:style-name="P122">BG</text:p>
          </table:table-cell>
          <table:table-cell table:style-name="Таблица10.B17" office:value-type="string">
            <text:p text:style-name="P37"><text:span text:style-name="Descr_5f_dtype"><text:span text:style-name="T93">(bool)</text:span></text:span><text:span text:style-name="Descr"><text:span text:style-name="T125"> </text:span></text:span><text:span text:style-name="Descr"><text:span text:style-name="T93">Big </text:span></text:span><text:span text:style-name="Descr"><text:span text:style-name="T126">path </text:span></text:span><text:span text:style-name="Descr"><text:span text:style-name="T93">background</text:span></text:span></text:p>
          </table:table-cell>
        </table:table-row>
      </table:table>
      <text:p text:style-name="P145"/>
      <text:p text:style-name="P143"/>
      <text:p text:style-name="P1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style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loext:opacity="100%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loext:opacity="100%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loext:opacity="100%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loext:opacity="100%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loext:opacity="100%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loext:opacity="100%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9H32M34S</meta:editing-duration>
    <meta:editing-cycles>212</meta:editing-cycles>
    <meta:generator>LibreOffice/7.3.7.2$Linux_X86_64 LibreOffice_project/30$Build-2</meta:generator>
    <dc:date>2024-02-21T05:23:43.698239385</dc:date>
    <dc:creator>Wohlstand  Fox</dc:creator>
    <meta:document-statistic meta:table-count="11" meta:image-count="0" meta:object-count="0" meta:page-count="4" meta:paragraph-count="196" meta:word-count="607" meta:character-count="3730" meta:non-whitespace-character-count="3322"/>
    <meta:user-defined meta:name="Info 1"/>
    <meta:user-defined meta:name="Info 2"/>
    <meta:user-defined meta:name="Info 3"/>
    <meta:user-defined meta:name="Info 4"/>
  </office:meta>
</office:document-meta>
</file>